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6" style:family="table-column">
      <style:table-column-properties fo:break-before="auto" style:column-width="3.671cm"/>
    </style:style>
    <style:style style:name="co7" style:family="table-column">
      <style:table-column-properties fo:break-before="auto" style:column-width="5.33cm"/>
    </style:style>
    <style:style style:name="co8" style:family="table-column">
      <style:table-column-properties fo:break-before="auto" style:column-width="3.161cm"/>
    </style:style>
    <style:style style:name="co9" style:family="table-column">
      <style:table-column-properties fo:break-before="auto" style:column-width="4.729cm"/>
    </style:style>
    <style:style style:name="co10" style:family="table-column">
      <style:table-column-properties fo:break-before="auto" style:column-width="4.023cm"/>
    </style:style>
    <style:style style:name="co11" style:family="table-column">
      <style:table-column-properties fo:break-before="auto" style:column-width="3.923cm"/>
    </style:style>
    <style:style style:name="co12" style:family="table-column">
      <style:table-column-properties fo:break-before="auto" style:column-width="3.586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4.053cm"/>
    </style:style>
    <style:style style:name="co15" style:family="table-column">
      <style:table-column-properties fo:break-before="auto" style:column-width="3.572cm"/>
    </style:style>
    <style:style style:name="co16" style:family="table-column">
      <style:table-column-properties fo:break-before="auto" style:column-width="3.404cm"/>
    </style:style>
    <style:style style:name="co17" style:family="table-column">
      <style:table-column-properties fo:break-before="auto" style:column-width="5.431cm"/>
    </style:style>
    <style:style style:name="co18" style:family="table-column">
      <style:table-column-properties fo:break-before="auto" style:column-width="5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dee7e5" fo:border="0.06pt solid #000000"/>
    </style:style>
    <style:style style:name="ce15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shapes>
          <draw:frame draw:z-index="0" draw:style-name="gr1" draw:text-style-name="P1" svg:width="15.999cm" svg:height="8.999cm" svg:x="0.663cm" svg:y="42.294cm">
            <draw:object draw:notify-on-update-of-ranges="encoders.A48:encoders.A71 encoders.B48:encoders.B71 encoders.A44:encoders.A44 encoders.A48:encoders.A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406cm" svg:y="32.732cm">
            <draw:object draw:notify-on-update-of-ranges="encoders.A45:encoders.A71 encoders.A45:encoders.A71 encoders.C44:encoders.C44 encoders.C45:encoders.C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34.001cm" svg:y="32.88cm">
            <draw:object draw:notify-on-update-of-ranges="encoders.B45:encoders.B71 encoders.B45:encoders.B71 encoders.C44:encoders.C44 encoders.C45:encoders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.637cm" svg:y="32.594cm">
            <draw:object draw:notify-on-update-of-ranges="encoders.A48:encoders.A71 encoders.G48:encoders.G71 encoders.A44:encoders.A44 encoders.A48:encoders.A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ranura [m/N]</text:p>
          </table:table-cell>
          <table:table-cell table:style-name="ce3" table:formula="of:=1/[.C7]" office:value-type="float" office:value="0.0102101761241668" calcext:value-type="float">
            <text:p>0,01021017612416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9]" office:value-type="float" office:value="22.5029712501586" calcext:value-type="float">
            <text:p>22,502971250158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3]/[.C12]" office:value-type="float" office:value="23.8095238095238" calcext:value-type="float">
            <text:p>23,80952380952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4]/[.C7]" office:value-type="float" office:value="0.243099431527782" calcext:value-type="float">
            <text:p>0,243099431527782</text:p>
          </table:table-cell>
          <table:table-cell table:formula="of:=1/[.C15]" office:value-type="float" office:value="4.11354314452898" calcext:value-type="float">
            <text:p>4,11354314452898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8]*[.C7]" office:value-type="float" office:value="22.5265457914683" calcext:value-type="float">
            <text:p>22,5265457914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20]/[.C19]" office:value-type="float" office:value="221.960350525366" calcext:value-type="float">
            <text:p>221,960350525366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style-name="ce1" office:value-type="string" calcext:value-type="string">
            <text:p>PWM_R en vacio [%]</text:p>
          </table:table-cell>
          <table:table-cell table:style-name="ce1" office:value-type="string" calcext:value-type="string">
            <text:p>ranuras por segundo [N/s]</text:p>
          </table:table-cell>
          <table:table-cell table:style-name="ce1" office:value-type="string" calcext:value-type="string">
            <text:p>Velocidad [m/s]</text:p>
          </table:table-cell>
          <table:table-cell table:style-name="ce1" office:value-type="string" calcext:value-type="string">
            <text:p>NOTA: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  <table:table-cell table:style-name="ce1" office:value-type="string" calcext:value-type="string">
            <text:p>ranuras contadas [N]</text:p>
          </table:table-cell>
          <table:table-cell table:style-name="ce1" office:value-type="string" calcext:value-type="string">
            <text:p>Prom. de velocidad [m/s]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5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5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6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7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7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B48]*[.$C$8]" office:value-type="float" office:value="0.153152641862502" calcext:value-type="float">
            <text:p>0,153152641862502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number-columns-repeated="2"/>
          <table:table-cell table:style-name="ce14" table:formula="of:=ROUND([.B48]*0.21;0)" office:value-type="float" office:value="3" calcext:value-type="float">
            <text:p>3</text:p>
          </table:table-cell>
          <table:table-cell table:style-name="ce14" table:formula="of:=[.C48]" office:value-type="float" office:value="0.153152641862502" calcext:value-type="float">
            <text:p>0,153152641862502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B49]*[.$C$8]" office:value-type="float" office:value="0.183783170235003" calcext:value-type="float">
            <text:p>0,183783170235003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formula="of:=[.C49]-[.C48]" office:value-type="float" office:value="0.030630528372501" calcext:value-type="float">
            <text:p>0,030630528372501</text:p>
          </table:table-cell>
          <table:table-cell table:style-name="ce6" table:formula="of:=[.E49]/(AVERAGE([.$E$49:.$E$70]))" office:value-type="float" office:value="1.53488372093026" calcext:value-type="float">
            <text:p>1,53488372093026</text:p>
          </table:table-cell>
          <table:table-cell table:style-name="ce15" table:formula="of:=ROUND([.B49]*0.21;0)" office:value-type="float" office:value="4" calcext:value-type="float">
            <text:p>4</text:p>
          </table:table-cell>
          <table:table-cell table:style-name="ce15"/>
          <table:table-cell table:style-name="ce6" table:formula="of:=[.H50]-[.H48]" office:value-type="float" office:value="0.0442440965380567" calcext:value-type="float">
            <text:p>0,044244096538057</text:p>
          </table:table-cell>
          <table:table-cell table:style-name="ce6" table:formula="of:=[.I49]/(AVERAGE([.$I$48:.$I$68]))" office:value-type="float" office:value="0.936936936936945" calcext:value-type="float">
            <text:p>0,936936936936945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B50]*[.$C$8]" office:value-type="float" office:value="0.19399334635917" calcext:value-type="float">
            <text:p>0,19399334635917</text:p>
          </table:table-cell>
          <table:table-cell table:style-name="ce6"/>
          <table:table-cell table:style-name="ce6" table:formula="of:=[.C50]-[.C49]" office:value-type="float" office:value="0.010210176124167" calcext:value-type="float">
            <text:p>0,010210176124167</text:p>
          </table:table-cell>
          <table:table-cell table:style-name="ce6" table:formula="of:=[.E50]/(AVERAGE([.$E$49:.$E$70]))" office:value-type="float" office:value="0.511627906976752" calcext:value-type="float">
            <text:p>0,511627906976752</text:p>
          </table:table-cell>
          <table:table-cell table:style-name="ce15" table:formula="of:=ROUND([.B50]*0.21;0)" office:value-type="float" office:value="4" calcext:value-type="float">
            <text:p>4</text:p>
          </table:table-cell>
          <table:table-cell table:style-name="ce15" table:formula="of:=([.C49]+[.C50]+[.C51])/3" office:value-type="float" office:value="0.197396738400559" calcext:value-type="float">
            <text:p>0,19739673840055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B51]*[.$C$8]" office:value-type="float" office:value="0.214413698607503" calcext:value-type="float">
            <text:p>0,214413698607503</text:p>
          </table:table-cell>
          <table:table-cell table:style-name="ce6"/>
          <table:table-cell table:style-name="ce6" table:formula="of:=[.C51]-[.C50]" office:value-type="float" office:value="0.020420352248333" calcext:value-type="float">
            <text:p>0,020420352248333</text:p>
          </table:table-cell>
          <table:table-cell table:style-name="ce6" table:formula="of:=[.E51]/(AVERAGE([.$E$49:.$E$70]))" office:value-type="float" office:value="1.02325581395345" calcext:value-type="float">
            <text:p>1,02325581395345</text:p>
          </table:table-cell>
          <table:table-cell table:style-name="ce15" table:formula="of:=ROUND([.B51]*0.21;0)" office:value-type="float" office:value="4" calcext:value-type="float">
            <text:p>4</text:p>
          </table:table-cell>
          <table:table-cell table:style-name="ce15"/>
          <table:table-cell table:style-name="ce6" table:formula="of:=[.H52]-[.H50]" office:value-type="float" office:value="0.0476474885794453" calcext:value-type="float">
            <text:p>0,047647488579445</text:p>
          </table:table-cell>
          <table:table-cell table:style-name="ce6" table:formula="of:=[.I51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52]*[.$C$8]" office:value-type="float" office:value="0.234834050855837" calcext:value-type="float">
            <text:p>0,234834050855837</text:p>
          </table:table-cell>
          <table:table-cell table:style-name="ce7"/>
          <table:table-cell table:style-name="ce7" table:formula="of:=[.C52]-[.C51]" office:value-type="float" office:value="0.020420352248334" calcext:value-type="float">
            <text:p>0,020420352248334</text:p>
          </table:table-cell>
          <table:table-cell table:style-name="ce7" table:formula="of:=[.E52]/(AVERAGE([.$E$49:.$E$70]))" office:value-type="float" office:value="1.02325581395351" calcext:value-type="float">
            <text:p>1,02325581395351</text:p>
          </table:table-cell>
          <table:table-cell table:style-name="ce14" table:formula="of:=ROUND([.B52]*0.21;0)" office:value-type="float" office:value="5" calcext:value-type="float">
            <text:p>5</text:p>
          </table:table-cell>
          <table:table-cell table:style-name="ce14" table:formula="of:=([.C52]+[.C53])/2" office:value-type="float" office:value="0.245044226980004" calcext:value-type="float">
            <text:p>0,245044226980004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B53]*[.$C$8]" office:value-type="float" office:value="0.255254403104171" calcext:value-type="float">
            <text:p>0,255254403104171</text:p>
          </table:table-cell>
          <table:table-cell table:style-name="ce6"/>
          <table:table-cell table:style-name="ce6" table:formula="of:=[.C53]-[.C52]" office:value-type="float" office:value="0.020420352248334" calcext:value-type="float">
            <text:p>0,020420352248334</text:p>
          </table:table-cell>
          <table:table-cell table:style-name="ce6" table:formula="of:=[.E53]/(AVERAGE([.$E$49:.$E$70]))" office:value-type="float" office:value="1.0232558139535" calcext:value-type="float">
            <text:p>1,0232558139535</text:p>
          </table:table-cell>
          <table:table-cell table:style-name="ce14" table:formula="of:=ROUND([.B53]*0.21;0)" office:value-type="float" office:value="5" calcext:value-type="float">
            <text:p>5</text:p>
          </table:table-cell>
          <table:table-cell table:style-name="ce14"/>
          <table:table-cell table:style-name="ce6" table:formula="of:=[.H54]-[.H52]" office:value-type="float" office:value="0.040840704496667" calcext:value-type="float">
            <text:p>0,040840704496667</text:p>
          </table:table-cell>
          <table:table-cell table:style-name="ce6" table:formula="of:=[.I53]/(AVERAGE([.$I$48:.$I$68]))" office:value-type="float" office:value="0.864864864864858" calcext:value-type="float">
            <text:p>0,864864864864858</text:p>
          </table:table-cell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B54]*[.$C$8]" office:value-type="float" office:value="0.275674755352504" calcext:value-type="float">
            <text:p>0,275674755352504</text:p>
          </table:table-cell>
          <table:table-cell table:style-name="ce6"/>
          <table:table-cell table:style-name="ce6" table:formula="of:=[.C54]-[.C53]" office:value-type="float" office:value="0.020420352248333" calcext:value-type="float">
            <text:p>0,020420352248333</text:p>
          </table:table-cell>
          <table:table-cell table:style-name="ce6" table:formula="of:=[.E54]/(AVERAGE([.$E$49:.$E$70]))" office:value-type="float" office:value="1.02325581395345" calcext:value-type="float">
            <text:p>1,02325581395345</text:p>
          </table:table-cell>
          <table:table-cell table:style-name="ce15" table:formula="of:=ROUND([.B54]*0.21;0)" office:value-type="float" office:value="6" calcext:value-type="float">
            <text:p>6</text:p>
          </table:table-cell>
          <table:table-cell table:style-name="ce15" table:formula="of:=([.C54]+[.C55])/2" office:value-type="float" office:value="0.285884931476671" calcext:value-type="float">
            <text:p>0,28588493147667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B55]*[.$C$8]" office:value-type="float" office:value="0.296095107600838" calcext:value-type="float">
            <text:p>0,296095107600838</text:p>
          </table:table-cell>
          <table:table-cell table:style-name="ce6"/>
          <table:table-cell table:style-name="ce6" table:formula="of:=[.C55]-[.C54]" office:value-type="float" office:value="0.020420352248334" calcext:value-type="float">
            <text:p>0,020420352248334</text:p>
          </table:table-cell>
          <table:table-cell table:style-name="ce6" table:formula="of:=[.E55]/(AVERAGE([.$E$49:.$E$70]))" office:value-type="float" office:value="1.0232558139535" calcext:value-type="float">
            <text:p>1,0232558139535</text:p>
          </table:table-cell>
          <table:table-cell table:style-name="ce15" table:formula="of:=ROUND([.B55]*0.21;0)" office:value-type="float" office:value="6" calcext:value-type="float">
            <text:p>6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B56]*[.$C$8]" office:value-type="float" office:value="0.316515459849172" calcext:value-type="float">
            <text:p>0,316515459849172</text:p>
          </table:table-cell>
          <table:table-cell table:style-name="ce6"/>
          <table:table-cell table:style-name="ce6" table:formula="of:=[.C56]-[.C55]" office:value-type="float" office:value="0.020420352248334" calcext:value-type="float">
            <text:p>0,020420352248334</text:p>
          </table:table-cell>
          <table:table-cell table:style-name="ce6" table:formula="of:=[.E56]/(AVERAGE([.$E$49:.$E$70]))" office:value-type="float" office:value="1.0232558139535" calcext:value-type="float">
            <text:p>1,0232558139535</text:p>
          </table:table-cell>
          <table:table-cell table:style-name="ce14" table:formula="of:=ROUND([.B56]*0.21;0)" office:value-type="float" office:value="7" calcext:value-type="float">
            <text:p>7</text:p>
          </table:table-cell>
          <table:table-cell table:style-name="ce14"/>
          <table:table-cell table:style-name="ce6" table:formula="of:=[.H57]-[.H54]" office:value-type="float" office:value="0.0476474885794453" calcext:value-type="float">
            <text:p>0,047647488579445</text:p>
          </table:table-cell>
          <table:table-cell table:style-name="ce6" table:formula="of:=[.I56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B57]*[.$C$8]" office:value-type="float" office:value="0.336935812097505" calcext:value-type="float">
            <text:p>0,336935812097505</text:p>
          </table:table-cell>
          <table:table-cell table:style-name="ce6"/>
          <table:table-cell table:style-name="ce6" table:formula="of:=[.C57]-[.C56]" office:value-type="float" office:value="0.020420352248333" calcext:value-type="float">
            <text:p>0,020420352248333</text:p>
          </table:table-cell>
          <table:table-cell table:style-name="ce6" table:formula="of:=[.E57]/(AVERAGE([.$E$49:.$E$70]))" office:value-type="float" office:value="1.02325581395345" calcext:value-type="float">
            <text:p>1,02325581395345</text:p>
          </table:table-cell>
          <table:table-cell table:style-name="ce14" table:formula="of:=ROUND([.B57]*0.21;0)" office:value-type="float" office:value="7" calcext:value-type="float">
            <text:p>7</text:p>
          </table:table-cell>
          <table:table-cell table:style-name="ce14" table:formula="of:=([.C56]+[.C57]+[.C58])/3" office:value-type="float" office:value="0.333532420056116" calcext:value-type="float">
            <text:p>0,333532420056116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B58]*[.$C$8]" office:value-type="float" office:value="0.347145988221672" calcext:value-type="float">
            <text:p>0,347145988221672</text:p>
          </table:table-cell>
          <table:table-cell table:style-name="ce6"/>
          <table:table-cell table:style-name="ce6" table:formula="of:=[.C58]-[.C57]" office:value-type="float" office:value="0.010210176124167" calcext:value-type="float">
            <text:p>0,010210176124167</text:p>
          </table:table-cell>
          <table:table-cell table:style-name="ce6" table:formula="of:=[.E58]/(AVERAGE([.$E$49:.$E$70]))" office:value-type="float" office:value="0.511627906976754" calcext:value-type="float">
            <text:p>0,511627906976754</text:p>
          </table:table-cell>
          <table:table-cell table:style-name="ce14" table:formula="of:=ROUND([.B58]*0.21;0)" office:value-type="float" office:value="7" calcext:value-type="float">
            <text:p>7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B59]*[.$C$8]" office:value-type="float" office:value="0.367566340470006" calcext:value-type="float">
            <text:p>0,367566340470006</text:p>
          </table:table-cell>
          <table:table-cell table:style-name="ce6"/>
          <table:table-cell table:style-name="ce6" table:formula="of:=[.C59]-[.C58]" office:value-type="float" office:value="0.020420352248334" calcext:value-type="float">
            <text:p>0,020420352248334</text:p>
          </table:table-cell>
          <table:table-cell table:style-name="ce6" table:formula="of:=[.E59]/(AVERAGE([.$E$49:.$E$70]))" office:value-type="float" office:value="1.0232558139535" calcext:value-type="float">
            <text:p>1,0232558139535</text:p>
          </table:table-cell>
          <table:table-cell table:style-name="ce15" table:formula="of:=ROUND([.B59]*0.21;0)" office:value-type="float" office:value="8" calcext:value-type="float">
            <text:p>8</text:p>
          </table:table-cell>
          <table:table-cell table:style-name="ce15"/>
          <table:table-cell table:style-name="ce6" table:formula="of:=[.H60]-[.H57]" office:value-type="float" office:value="0.054454272662223" calcext:value-type="float">
            <text:p>0,054454272662223</text:p>
          </table:table-cell>
          <table:table-cell table:style-name="ce6" table:formula="of:=[.I59]/(AVERAGE([.$I$48:.$I$68]))" office:value-type="float" office:value="1.15315315315315" calcext:value-type="float">
            <text:p>1,15315315315315</text:p>
          </table:table-cell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B60]*[.$C$8]" office:value-type="float" office:value="0.387986692718339" calcext:value-type="float">
            <text:p>0,387986692718339</text:p>
          </table:table-cell>
          <table:table-cell table:style-name="ce6"/>
          <table:table-cell table:style-name="ce6" table:formula="of:=[.C60]-[.C59]" office:value-type="float" office:value="0.020420352248333" calcext:value-type="float">
            <text:p>0,020420352248333</text:p>
          </table:table-cell>
          <table:table-cell table:style-name="ce6" table:formula="of:=[.E60]/(AVERAGE([.$E$49:.$E$70]))" office:value-type="float" office:value="1.02325581395345" calcext:value-type="float">
            <text:p>1,02325581395345</text:p>
          </table:table-cell>
          <table:table-cell table:style-name="ce15" table:formula="of:=ROUND([.B60]*0.21;0)" office:value-type="float" office:value="8" calcext:value-type="float">
            <text:p>8</text:p>
          </table:table-cell>
          <table:table-cell table:style-name="ce15" table:formula="of:=([.C59]+[.C60]+[.C61])/3" office:value-type="float" office:value="0.387986692718339" calcext:value-type="float">
            <text:p>0,38798669271833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B61]*[.$C$8]" office:value-type="float" office:value="0.408407044966673" calcext:value-type="float">
            <text:p>0,408407044966673</text:p>
          </table:table-cell>
          <table:table-cell table:style-name="ce6"/>
          <table:table-cell table:style-name="ce6" table:formula="of:=[.C61]-[.C60]" office:value-type="float" office:value="0.020420352248334" calcext:value-type="float">
            <text:p>0,020420352248334</text:p>
          </table:table-cell>
          <table:table-cell table:style-name="ce6" table:formula="of:=[.E61]/(AVERAGE([.$E$49:.$E$70]))" office:value-type="float" office:value="1.0232558139535" calcext:value-type="float">
            <text:p>1,0232558139535</text:p>
          </table:table-cell>
          <table:table-cell table:style-name="ce15" table:formula="of:=ROUND([.B61]*0.21;0)" office:value-type="float" office:value="8" calcext:value-type="float">
            <text:p>8</text:p>
          </table:table-cell>
          <table:table-cell table:style-name="ce15"/>
          <table:table-cell table:style-name="ce6" table:formula="of:=[.H62]-[.H60]" office:value-type="float" office:value="0.0459457925587506" calcext:value-type="float">
            <text:p>0,045945792558751</text:p>
          </table:table-cell>
          <table:table-cell table:style-name="ce6" table:formula="of:=[.I61]/(AVERAGE([.$I$48:.$I$68]))" office:value-type="float" office:value="0.97297297297297" calcext:value-type="float">
            <text:p>0,97297297297297</text:p>
          </table:table-cell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B62]*[.$C$8]" office:value-type="float" office:value="0.41861722109084" calcext:value-type="float">
            <text:p>0,41861722109084</text:p>
          </table:table-cell>
          <table:table-cell table:style-name="ce6"/>
          <table:table-cell table:style-name="ce6" table:formula="of:=[.C62]-[.C61]" office:value-type="float" office:value="0.010210176124167" calcext:value-type="float">
            <text:p>0,010210176124167</text:p>
          </table:table-cell>
          <table:table-cell table:style-name="ce6" table:formula="of:=[.E62]/(AVERAGE([.$E$49:.$E$70]))" office:value-type="float" office:value="0.511627906976751" calcext:value-type="float">
            <text:p>0,511627906976751</text:p>
          </table:table-cell>
          <table:table-cell table:style-name="ce14" table:formula="of:=ROUND([.B62]*0.21;0)" office:value-type="float" office:value="9" calcext:value-type="float">
            <text:p>9</text:p>
          </table:table-cell>
          <table:table-cell table:style-name="ce14" table:formula="of:=([.C62]+[.C63])/2" office:value-type="float" office:value="0.43393248527709" calcext:value-type="float">
            <text:p>0,4339324852770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63]*[.$C$8]" office:value-type="float" office:value="0.44924774946334" calcext:value-type="float">
            <text:p>0,44924774946334</text:p>
          </table:table-cell>
          <table:table-cell table:style-name="ce6"/>
          <table:table-cell table:style-name="ce6" table:formula="of:=[.C63]-[.C62]" office:value-type="float" office:value="0.0306305283725" calcext:value-type="float">
            <text:p>0,0306305283725</text:p>
          </table:table-cell>
          <table:table-cell table:style-name="ce6" table:formula="of:=[.E63]/(AVERAGE([.$E$49:.$E$70]))" office:value-type="float" office:value="1.53488372093021" calcext:value-type="float">
            <text:p>1,53488372093021</text:p>
          </table:table-cell>
          <table:table-cell table:style-name="ce14" table:formula="of:=ROUND([.B63]*0.21;0)" office:value-type="float" office:value="9" calcext:value-type="float">
            <text:p>9</text:p>
          </table:table-cell>
          <table:table-cell table:style-name="ce14"/>
          <table:table-cell table:style-name="ce6" table:formula="of:=[.H64]-[.H62]" office:value-type="float" office:value="0.045945792558751" calcext:value-type="float">
            <text:p>0,045945792558751</text:p>
          </table:table-cell>
          <table:table-cell table:style-name="ce6" table:formula="of:=[.I63]/(AVERAGE([.$I$48:.$I$68]))" office:value-type="float" office:value="0.972972972972979" calcext:value-type="float">
            <text:p>0,972972972972979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B64]*[.$C$8]" office:value-type="float" office:value="0.469668101711674" calcext:value-type="float">
            <text:p>0,469668101711674</text:p>
          </table:table-cell>
          <table:table-cell table:style-name="ce6"/>
          <table:table-cell table:style-name="ce6" table:formula="of:=[.C64]-[.C63]" office:value-type="float" office:value="0.020420352248334" calcext:value-type="float">
            <text:p>0,020420352248334</text:p>
          </table:table-cell>
          <table:table-cell table:style-name="ce6" table:formula="of:=[.E64]/(AVERAGE([.$E$49:.$E$70]))" office:value-type="float" office:value="1.02325581395351" calcext:value-type="float">
            <text:p>1,02325581395351</text:p>
          </table:table-cell>
          <table:table-cell table:style-name="ce15" table:formula="of:=ROUND([.B64]*0.21;0)" office:value-type="float" office:value="10" calcext:value-type="float">
            <text:p>10</text:p>
          </table:table-cell>
          <table:table-cell table:style-name="ce15" table:formula="of:=([.C64]+[.C65])/2" office:value-type="float" office:value="0.479878277835841" calcext:value-type="float">
            <text:p>0,47987827783584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B65]*[.$C$8]" office:value-type="float" office:value="0.490088453960008" calcext:value-type="float">
            <text:p>0,490088453960008</text:p>
          </table:table-cell>
          <table:table-cell table:style-name="ce6"/>
          <table:table-cell table:style-name="ce6" table:formula="of:=[.C65]-[.C64]" office:value-type="float" office:value="0.020420352248334" calcext:value-type="float">
            <text:p>0,020420352248334</text:p>
          </table:table-cell>
          <table:table-cell table:style-name="ce6" table:formula="of:=[.E65]/(AVERAGE([.$E$49:.$E$70]))" office:value-type="float" office:value="1.0232558139535" calcext:value-type="float">
            <text:p>1,0232558139535</text:p>
          </table:table-cell>
          <table:table-cell table:style-name="ce15" table:formula="of:=ROUND([.B65]*0.21;0)" office:value-type="float" office:value="10" calcext:value-type="float">
            <text:p>10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B66]*[.$C$8]" office:value-type="float" office:value="0.510508806208341" calcext:value-type="float">
            <text:p>0,510508806208341</text:p>
          </table:table-cell>
          <table:table-cell table:style-name="ce6"/>
          <table:table-cell table:style-name="ce6" table:formula="of:=[.C66]-[.C65]" office:value-type="float" office:value="0.020420352248333" calcext:value-type="float">
            <text:p>0,020420352248333</text:p>
          </table:table-cell>
          <table:table-cell table:style-name="ce6" table:formula="of:=[.E66]/(AVERAGE([.$E$49:.$E$70]))" office:value-type="float" office:value="1.02325581395345" calcext:value-type="float">
            <text:p>1,02325581395345</text:p>
          </table:table-cell>
          <table:table-cell table:style-name="ce14" table:formula="of:=ROUND([.B66]*0.21;0)" office:value-type="float" office:value="11" calcext:value-type="float">
            <text:p>11</text:p>
          </table:table-cell>
          <table:table-cell table:style-name="ce14"/>
          <table:table-cell table:style-name="ce6" table:formula="of:=[.H67]-[.H64]" office:value-type="float" office:value="0.051050880620834" calcext:value-type="float">
            <text:p>0,051050880620834</text:p>
          </table:table-cell>
          <table:table-cell table:style-name="ce6" table:formula="of:=[.I66]/(AVERAGE([.$I$48:.$I$68]))" office:value-type="float" office:value="1.08108108108108" calcext:value-type="float">
            <text:p>1,08108108108108</text:p>
          </table:table-cell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B67]*[.$C$8]" office:value-type="float" office:value="0.530929158456675" calcext:value-type="float">
            <text:p>0,530929158456675</text:p>
          </table:table-cell>
          <table:table-cell table:style-name="ce6"/>
          <table:table-cell table:style-name="ce6" table:formula="of:=[.C67]-[.C66]" office:value-type="float" office:value="0.0204203522483339" calcext:value-type="float">
            <text:p>0,020420352248334</text:p>
          </table:table-cell>
          <table:table-cell table:style-name="ce6" table:formula="of:=[.E67]/(AVERAGE([.$E$49:.$E$70]))" office:value-type="float" office:value="1.0232558139535" calcext:value-type="float">
            <text:p>1,0232558139535</text:p>
          </table:table-cell>
          <table:table-cell table:style-name="ce14" table:formula="of:=ROUND([.B67]*0.21;0)" office:value-type="float" office:value="11" calcext:value-type="float">
            <text:p>11</text:p>
          </table:table-cell>
          <table:table-cell table:style-name="ce14" table:formula="of:=([.C66]+[.C67]+[.C68])/3" office:value-type="float" office:value="0.530929158456675" calcext:value-type="float">
            <text:p>0,530929158456675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B68]*[.$C$8]" office:value-type="float" office:value="0.551349510705009" calcext:value-type="float">
            <text:p>0,551349510705009</text:p>
          </table:table-cell>
          <table:table-cell table:style-name="ce6"/>
          <table:table-cell table:style-name="ce6" table:formula="of:=[.C68]-[.C67]" office:value-type="float" office:value="0.020420352248334" calcext:value-type="float">
            <text:p>0,020420352248334</text:p>
          </table:table-cell>
          <table:table-cell table:style-name="ce6" table:formula="of:=[.E68]/(AVERAGE([.$E$49:.$E$70]))" office:value-type="float" office:value="1.02325581395351" calcext:value-type="float">
            <text:p>1,02325581395351</text:p>
          </table:table-cell>
          <table:table-cell table:style-name="ce14" table:formula="of:=ROUND([.B68]*0.21;0)" office:value-type="float" office:value="11" calcext:value-type="float">
            <text:p>11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B69]*[.$C$8]" office:value-type="float" office:value="0.571769862953342" calcext:value-type="float">
            <text:p>0,571769862953342</text:p>
          </table:table-cell>
          <table:table-cell table:style-name="ce6"/>
          <table:table-cell table:style-name="ce6" table:formula="of:=[.C69]-[.C68]" office:value-type="float" office:value="0.0204203522483331" calcext:value-type="float">
            <text:p>0,020420352248333</text:p>
          </table:table-cell>
          <table:table-cell table:style-name="ce6" table:formula="of:=[.E69]/(AVERAGE([.$E$49:.$E$70]))" office:value-type="float" office:value="1.02325581395346" calcext:value-type="float">
            <text:p>1,02325581395346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B70]*[.$C$8]" office:value-type="float" office:value="0.592190215201676" calcext:value-type="float">
            <text:p>0,592190215201676</text:p>
          </table:table-cell>
          <table:table-cell table:style-name="ce6"/>
          <table:table-cell table:style-name="ce6" table:formula="of:=[.C70]-[.C69]" office:value-type="float" office:value="0.0204203522483339" calcext:value-type="float">
            <text:p>0,020420352248334</text:p>
          </table:table-cell>
          <table:table-cell table:style-name="ce6" table:formula="of:=[.E70]/(AVERAGE([.$E$49:.$E$70]))" office:value-type="float" office:value="1.0232558139535" calcext:value-type="float">
            <text:p>1,0232558139535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B71]*[.$C$8]" office:value-type="float" office:value="0.622820743574176" calcext:value-type="float">
            <text:p>0,622820743574176</text:p>
          </table:table-cell>
          <table:table-cell table:style-name="ce6" office:value-type="string" calcext:value-type="string">
            <text:p>ya da miedo!!!</text:p>
          </table:table-cell>
          <table:table-cell table:style-name="ce6" table:number-columns-repeated="6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6:'graf encoders'.E50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4:'graf encoders'.E117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" table:default-cell-style-name="Default"/>
        <table:table-column table:style-name="co15" table:default-cell-style-name="ce6"/>
        <table:table-column table:style-name="co16" table:default-cell-style-name="ce6"/>
        <table:table-column table:style-name="co17" table:default-cell-style-name="ce4"/>
        <table:table-column table:style-name="co18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00000000000001" calcext:value-type="float">
            <text:p>0,40000000000000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00000000000001" calcext:value-type="float">
            <text:p>0,60000000000000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00000000000002" calcext:value-type="float">
            <text:p>0,80000000000000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1" calcext:value-type="float">
            <text:p>0,243099431527781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" calcext:value-type="float">
            <text:p>0,38895909044445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19" calcext:value-type="float">
            <text:p>0,534818749361119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0000000000001" calcext:value-type="float">
            <text:p>2,8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.00000000000001" calcext:value-type="float">
            <text:p>3,0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0000000000001" calcext:value-type="float">
            <text:p>3,2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0000000000001" calcext:value-type="float">
            <text:p>3,4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3" calcext:value-type="float">
            <text:p>0,875157953500013</text:p>
          </table:table-cell>
          <table:table-cell table:formula="of:=[.F20]/[.$F$7]" office:value-type="float" office:value="3.60000000000001" calcext:value-type="float">
            <text:p>3,6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0000000000001" calcext:value-type="float">
            <text:p>3,8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.00000000000001" calcext:value-type="float">
            <text:p>4,00000000000001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0000000000002" calcext:value-type="float">
            <text:p>0,840000000000002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000000000002" calcext:value-type="float">
            <text:p>0,875000000000002</text:p>
          </table:table-cell>
          <table:table-cell table:formula="of:=ROUND([.G27]-[.$G$30];2)" office:value-type="float" office:value="-0.12" calcext:value-type="float">
            <text:p>-0,12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1" calcext:value-type="float">
            <text:p>0,913043478260871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6" calcext:value-type="float">
            <text:p>0,954545454545456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1" calcext:value-type="float">
            <text:p>0,243099431527781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4" calcext:value-type="float">
            <text:p>2,33333333333334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6" calcext:value-type="float">
            <text:p>0,638136007760426</text:p>
          </table:table-cell>
          <table:table-cell table:formula="of:=[.F43]/[.$F$30]" office:value-type="float" office:value="2.62500000000001" calcext:value-type="float">
            <text:p>2,62500000000001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.00000000000001" calcext:value-type="float">
            <text:p>3,00000000000001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5" calcext:value-type="float">
            <text:p>0,850848010347235</text:p>
          </table:table-cell>
          <table:table-cell table:formula="of:=[.F45]/[.$F$30]" office:value-type="float" office:value="3.50000000000001" calcext:value-type="float">
            <text:p>3,50000000000001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000000000001" calcext:value-type="float">
            <text:p>5,25000000000001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.00000000000001" calcext:value-type="float">
            <text:p>7,00000000000001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00000000000001" calcext:value-type="float">
            <text:p>0,500000000000001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3" calcext:value-type="float">
            <text:p>0,506024096385543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1" calcext:value-type="float">
            <text:p>0,512195121951221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2" calcext:value-type="float">
            <text:p>0,51851851851852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000000000001" calcext:value-type="float">
            <text:p>0,525000000000001</text:p>
          </table:table-cell>
          <table:table-cell table:formula="of:=ROUND([.G58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4" calcext:value-type="float">
            <text:p>0,531645569620254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4" calcext:value-type="float">
            <text:p>0,53846153846154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7" calcext:value-type="float">
            <text:p>0,545454545454547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7" calcext:value-type="float">
            <text:p>0,55263157894737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0000000000001" calcext:value-type="float">
            <text:p>0,560000000000001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9" calcext:value-type="float">
            <text:p>0,567567567567569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6" calcext:value-type="float">
            <text:p>0,575342465753426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4" calcext:value-type="float">
            <text:p>0,583333333333334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9" calcext:value-type="float">
            <text:p>0,591549295774649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00000000000001" calcext:value-type="float">
            <text:p>0,600000000000001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" calcext:value-type="float">
            <text:p>0,14797356701691</text:p>
          </table:table-cell>
          <table:table-cell table:formula="of:=[.F69]/[.$F$96]" office:value-type="float" office:value="0.608695652173914" calcext:value-type="float">
            <text:p>0,608695652173914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31" calcext:value-type="float">
            <text:p>0,617647058823531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2" calcext:value-type="float">
            <text:p>0,626865671641792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8" calcext:value-type="float">
            <text:p>0,636363636363638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7" calcext:value-type="float">
            <text:p>0,646153846153847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0000000001" calcext:value-type="float">
            <text:p>0,656250000000001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8" calcext:value-type="float">
            <text:p>0,666666666666668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1" calcext:value-type="float">
            <text:p>0,67741935483871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6" calcext:value-type="float">
            <text:p>0,688524590163936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00000000000001" calcext:value-type="float">
            <text:p>0,700000000000001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2" calcext:value-type="float">
            <text:p>0,711864406779662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4" calcext:value-type="float">
            <text:p>0,724137931034484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9" calcext:value-type="float">
            <text:p>0,736842105263159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0000000000002" calcext:value-type="float">
            <text:p>0,750000000000002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5" calcext:value-type="float">
            <text:p>0,763636363636365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9" calcext:value-type="float">
            <text:p>0,777777777777779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81" calcext:value-type="float">
            <text:p>0,792452830188681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9" calcext:value-type="float">
            <text:p>0,807692307692309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8" calcext:value-type="float">
            <text:p>0,823529411764708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0000000000002" calcext:value-type="float">
            <text:p>0,840000000000002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9" calcext:value-type="float">
            <text:p>0,857142857142859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000000000002" calcext:value-type="float">
            <text:p>0,875000000000002</text:p>
          </table:table-cell>
          <table:table-cell table:formula="of:=ROUND([.G90]-[.$G$96]; 2)" office:value-type="float" office:value="-0.12" calcext:value-type="float">
            <text:p>-0,12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8" calcext:value-type="float">
            <text:p>0,893617021276598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71" calcext:value-type="float">
            <text:p>0,913043478260871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5" calcext:value-type="float">
            <text:p>0,933333333333335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6" calcext:value-type="float">
            <text:p>0,954545454545456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4" calcext:value-type="float">
            <text:p>0,976744186046514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1" calcext:value-type="float">
            <text:p>0,243099431527781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8" calcext:value-type="float">
            <text:p>1,27272727272728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1" calcext:value-type="float">
            <text:p>0,443920701050731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8" calcext:value-type="float">
            <text:p>2,21052631578948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4" calcext:value-type="float">
            <text:p>2,33333333333334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6" calcext:value-type="float">
            <text:p>0,638136007760426</text:p>
          </table:table-cell>
          <table:table-cell table:formula="of:=[.F122]/[.$F$96]" office:value-type="float" office:value="2.62500000000001" calcext:value-type="float">
            <text:p>2,62500000000001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.00000000000001" calcext:value-type="float">
            <text:p>3,00000000000001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4" calcext:value-type="float">
            <text:p>3,23076923076924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5" calcext:value-type="float">
            <text:p>0,850848010347235</text:p>
          </table:table-cell>
          <table:table-cell table:formula="of:=[.F126]/[.$F$96]" office:value-type="float" office:value="3.50000000000001" calcext:value-type="float">
            <text:p>3,50000000000001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1" calcext:value-type="float">
            <text:p>0,928197829469711</text:p>
          </table:table-cell>
          <table:table-cell table:formula="of:=[.F127]/[.$F$96]" office:value-type="float" office:value="3.81818181818183" calcext:value-type="float">
            <text:p>3,81818181818183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0000000000001" calcext:value-type="float">
            <text:p>4,20000000000001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8" calcext:value-type="float">
            <text:p>4,66666666666668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000000000001" calcext:value-type="float">
            <text:p>5,25000000000001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.00000000000001" calcext:value-type="float">
            <text:p>6,00000000000001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.00000000000001" calcext:value-type="float">
            <text:p>7,00000000000001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0000000000002" calcext:value-type="float">
            <text:p>8,40000000000002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.0000000000001" calcext:value-type="float">
            <text:p>42,0000000000001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named-expressions/>
      <table:database-ranges>
        <table:database-range table:name="__Anonymous_Sheet_DB__1" table:target-range-address="encoders.A44:encoders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1:57:02.4744324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1:23:26.529000000</meta:creation-date>
    <dc:date>2022-04-28T23:54:52.948226911</dc:date>
    <meta:editing-duration>PT3H18M14S</meta:editing-duration>
    <meta:editing-cycles>15</meta:editing-cycles>
    <meta:generator>LibreOffice/6.4.7.2$Linux_X86_64 LibreOffice_project/40$Build-2</meta:generator>
    <meta:document-statistic meta:table-count="3" meta:cell-count="780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2cm" svg:y="3.976cm" style:legend-expansion="high" chart:style-name="ch2"/>
        <chart:plot-area chart:style-name="ch3" table:cell-range-address="'graf encoders'.E1:'graf encoders'.G22" chart:data-source-has-labels="both" svg:x="0.32cm" svg:y="0.18cm" svg:width="9.832cm" svg:height="8.64cm">
          <chartooo:coordinate-region svg:x="1.053cm" svg:y="0.367cm" svg:width="8.9cm" svg:height="7.83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00000000000001">
                <text:p>0.4000000000000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00000000000001">
                <text:p>0.6000000000000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00000000000002">
                <text:p>0.8000000000000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1">
                <text:p>0.24309943152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">
                <text:p>0.388959090444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19">
                <text:p>0.534818749361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0000000000001">
                <text:p>2.800000000000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.00000000000001">
                <text:p>3.000000000000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0000000000001">
                <text:p>3.200000000000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0000000000001">
                <text:p>3.4000000000000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3">
                <text:p>0.875157953500013</text:p>
              </table:table-cell>
              <table:table-cell office:value-type="float" office:value="3.60000000000001">
                <text:p>3.600000000000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0000000000001">
                <text:p>3.80000000000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.00000000000001">
                <text:p>4.0000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26:'graf encoders'.E50 'graf encoders'.H25:'graf encoders'.H50" chart:data-source-has-labels="both" svg:x="0.32cm" svg:y="0.18cm" svg:width="10.007cm" svg:height="8.64cm">
          <chartooo:coordinate-region svg:x="0.878cm" svg:y="0.367cm" svg:width="9.065cm" svg:height="8.266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54:'graf encoders'.E117 'graf encoders'.H53:'graf encoders'.H117" chart:data-source-has-labels="both" svg:x="0.32cm" svg:y="0.18cm" svg:width="10.007cm" svg:height="8.64cm">
          <chartooo:coordinate-region svg:x="1.162cm" svg:y="0.367cm" svg:width="8.966cm" svg:height="8.266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B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B48:encoders.B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15">
                <text:p>15</text:p>
                <draw:g>
                  <svg:desc>encoders.B48:encoders.B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26cm" svg:y="0.315cm" chart:style-name="ch2">
          <text:p>PWM derecho en vacio (velocidad)</text:p>
        </chart:title>
        <chart:legend chart:legend-position="end" svg:x="12.858cm" svg:y="4.213cm" style:legend-expansion="high" chart:style-name="ch3"/>
        <chart:plot-area chart:style-name="ch4" table:cell-range-address="encoders.A45:encoders.A71 encoders.C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A45:encoder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A45:encoders.A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786cm" svg:y="0.315cm" chart:style-name="ch2">
          <text:p>Relacion ranuras -&gt; velocidad</text:p>
        </chart:title>
        <chart:legend chart:legend-position="end" svg:x="12.858cm" svg:y="4.213cm" style:legend-expansion="high" chart:style-name="ch3"/>
        <chart:plot-area chart:style-name="ch4" table:cell-range-address="encoders.B44:encoders.C71" chart:data-source-has-labels="both" svg:x="0.32cm" svg:y="1.276cm" svg:width="12.218cm" svg:height="7.544cm">
          <chartooo:coordinate-region svg:x="1.053cm" svg:y="1.463cm" svg:width="11.286cm" svg:height="6.734cm"/>
          <chart:axis chart:dimension="x" chart:name="primary-x" chart:style-name="ch5" chartooo:axis-type="auto">
            <chart:categories table:cell-range-address="encoders.B45:encoders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B45:encoders.B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61cm" svg:y="0.315cm" chart:style-name="ch2">
          <text:p>Relación: velocidad -&gt; PWM</text:p>
        </chart:title>
        <chart:legend chart:legend-position="end" svg:x="11.372cm" svg:y="3.976cm" style:legend-expansion="high" chart:style-name="ch3"/>
        <chart:plot-area chart:style-name="ch4" table:cell-range-address="encoders.A48:encoders.A71 encoders.G48:encoders.G71 encoders.A44:encoders.A44" chart:data-source-has-labels="both" svg:x="0.32cm" svg:y="1.276cm" svg:width="10.732cm" svg:height="6.56cm">
          <chartooo:coordinate-region svg:x="0.965cm" svg:y="1.464cm" svg:width="9.888cm" svg:height="5.749cm"/>
          <chart:axis chart:dimension="x" chart:name="primary-x" chart:style-name="ch5" chartooo:axis-type="auto">
            <chart:title svg:x="3.768cm" svg:y="8.017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G48:encoders.G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3">
                <text:p>3</text:p>
                <draw:g>
                  <svg:desc>encoders.G48:encoders.G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